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bullet">
      <style:paragraph-properties fo:margin-top="0in" fo:margin-bottom="0.0693in" fo:orphans="2" fo:widows="2"/>
    </style:style>
    <style:style style:name="P4" style:family="paragraph" style:parent-style-name="Standard">
      <style:paragraph-properties fo:margin-top="0in" fo:margin-bottom="0in" fo:orphans="2" fo:widows="2"/>
    </style:style>
    <style:style style:name="P5" style:family="paragraph" style:parent-style-name="Standard">
      <style:paragraph-properties fo:margin-top="0in" fo:margin-bottom="1in" style:line-height-at-least="0.139in" fo:orphans="2" fo:widows="2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fo:font-weight="bold" style:font-weight-asian="bold" style:font-name-complex="Courier New1" style:font-weight-complex="bold"/>
    </style:style>
    <style:style style:name="T3" style:family="text">
      <style:text-properties style:font-name="Courier New" fo:font-weight="normal" style:font-weight-asian="normal" style:font-name-complex="Courier New1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7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h text:style-name="P6" text:outline-level="1"><text:bookmark text:name="R-1057258"/><text:alphabetical-index-mark-start text:id="IMark142717884" text:main-entry="true"/><text:alphabetical-index-mark-start text:id="IMark142689024"/>JDOPermission<text:alphabetical-index-mark-end text:id="IMark142689024"/><text:alphabetical-index-mark-end text:id="IMark142717884"/></text:h>
      <text:p text:style-name="P5"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1">A permission represents access to a system resource. For a resource access to be allowed for an applet (or an application running with a security manager), the corresponding permission must be explicitly granted to the code attempting the access. </text:p>
      <text:p text:style-name="P1">The <text:alphabetical-index-mark-start text:id="IMark142717884" text:main-entry="true"/><text:span text:style-name="T1">JDOPermission</text:span><text:alphabetical-index-mark-end text:id="IMark142717884"/> class provides a marker for the security manager to grant access to a class to perform privileged operations necessary for JDO implementations.</text:p>
      <text:p text:style-name="P1">The following JDO permissions are defined:</text:p>
      <text:p text:style-name="P3">•<text:span text:style-name="T1"><text:tab/></text:span><text:alphabetical-index-mark-start text:id="IMark142717884" text:main-entry="true"/><text:span text:style-name="T1">setStateManager</text:span><text:alphabetical-index-mark-end text:id="IMark142717884"/>: <text:span text:style-name="Assertion">A22-1 [</text:span>this permission allows an instance to manage an instance of <text:span text:style-name="T1">PersistenceCapable</text:span>, which allows the instance to access and modify any fields defined as persistent or transactional. This permission is similar to but allows access to only a subset of the broader <text:span text:style-name="T1">ReflectPermission ("suppressAccessChecks")</text:span>. This permission is checked by the <text:span text:style-name="T1">PersistenceCapable.jdoReplaceStateManager </text:span>method.<text:span text:style-name="Assertion">]</text:span></text:p>
      <text:p text:style-name="P3">•<text:span text:style-name="T1"><text:tab/></text:span><text:alphabetical-index-mark-start text:id="IMark143584644" text:main-entry="true"/><text:span text:style-name="T1">getMetadata</text:span><text:alphabetical-index-mark-end text:id="IMark143584644"/>: <text:span text:style-name="Assertion">A22-2 [</text:span>this permission allows an instance to access the metadata for any registered <text:span text:style-name="T1">PersistenceCapable</text:span> class. This permission allows access to a subset of the broader <text:span text:style-name="T1">RuntimePermission("accessDeclaredMembers")</text:span>. This permission is checked by the <text:span text:style-name="T1">JDOImplHelper.getJDOImplHelper</text:span> method.<text:span text:style-name="Assertion">]</text:span></text:p>
      <text:p text:style-name="P3"><text:span text:style-name="T4">•</text:span><text:span text:style-name="T2"><text:tab/></text:span><text:alphabetical-index-mark-start text:id="IMark142717884" text:main-entry="true"/><text:span text:style-name="T3">closePersistenceManagerFactory</text:span><text:alphabetical-index-mark-end text:id="IMark142717884"/><text:span text:style-name="T5">: </text:span><text:span text:style-name="Assertion"><text:span text:style-name="T5">A223-3 [</text:span></text:span><text:span text:style-name="T5">this permission allows a caller to close a </text:span><text:span text:style-name="T3">PersistenceManagerFactory</text:span><text:span text:style-name="T5">, thereby releasing resources. This permission is checked by the </text:span><text:span text:style-name="T3">close()</text:span><text:span text:style-name="T5"> method of </text:span><text:span text:style-name="T3">PersistenceManagerFactory</text:span><text:span text:style-name="T5">.</text:span><text:span text:style-name="Assertion"><text:span text:style-name="T4">] </text:span></text:span></text:p>
      <text:p text:style-name="P3">•<text:span text:style-name="T1"><text:tab/></text:span><text:alphabetical-index-mark-start text:id="IMark143584644" text:main-entry="true"/><text:span text:style-name="T1">manageMetadata</text:span><text:alphabetical-index-mark-end text:id="IMark143584644"/>: <text:span text:style-name="Assertion">A22-4 [</text:span>this permission allows a caller to unload metadata for a class or a class loader, thereby releasing resources. This permission is checked by the <text:span text:style-name="T1">unregisterClass() </text:span>and <text:span text:style-name="T1">unregisterClasses()</text:span> methods of <text:span text:style-name="T1">JDOImplHelper</text:span>.<text:span text:style-name="Assertion">] </text:span></text:p>
      <text:p text:style-name="P1">These permissions are defined in the <text:alphabetical-index-mark-start text:id="IMark142717884" text:main-entry="true"/>JDOPermission<text:alphabetical-index-mark-end text:id="IMark142717884"/> class.</text:p>
      <text:p text:style-name="P2">package javax.jdo.spi;</text:p>
      <text:p text:style-name="P2">public final class <text:alphabetical-index-mark-start text:id="IMark142717884" text:main-entry="true"/>JDOPermission<text:alphabetical-index-mark-end text:id="IMark142717884"/> extends </text:p>
      <text:p text:style-name="P2"><text:tab/><text:tab/>java.security.BasicPermission {</text:p>
      <text:p text:style-name="P2"><text:soft-page-break/>...</text:p>
      <text:p text:style-name="P2"><text:tab/>public static final javax.jdo.spi.<text:alphabetical-index-mark-start text:id="IMark142717884" text:main-entry="true"/>JDOPermission<text:alphabetical-index-mark-end text:id="IMark142717884"/></text:p>
      <text:p text:style-name="P2"><text:tab/><text:tab/>CLOSE_PERSISTENCE_MANAGER_FACTORY = "<text:alphabetical-index-mark-start text:id="IMark142717884" text:main-entry="true"/>closePersistenceManagerFactory<text:alphabetical-index-mark-end text:id="IMark142717884"/>";</text:p>
      <text:p text:style-name="P2"><text:tab/>public static final javax.jdo.spi.<text:alphabetical-index-mark-start text:id="IMark142717884" text:main-entry="true"/>JDOPermission<text:alphabetical-index-mark-end text:id="IMark142717884"/> GET_METADATA = "<text:alphabetical-index-mark-start text:id="IMark143584644" text:main-entry="true"/>getMetadata<text:alphabetical-index-mark-end text:id="IMark143584644"/>";</text:p>
      <text:p text:style-name="P2"><text:tab/>public static final javax.jdo.spi.<text:alphabetical-index-mark-start text:id="IMark143584644" text:main-entry="true"/>JDOPermission<text:alphabetical-index-mark-end text:id="IMark143584644"/> MANAGE_METADATA =</text:p>
      <text:p text:style-name="P2"><text:tab/><text:tab/>"<text:alphabetical-index-mark-start text:id="IMark143584644" text:main-entry="true"/>manageMetadata<text:alphabetical-index-mark-end text:id="IMark143584644"/>";</text:p>
      <text:p text:style-name="P2"><text:tab/>public static final javax.jdo.spi.<text:alphabetical-index-mark-start text:id="IMark143584644" text:main-entry="true"/>JDOPermission<text:alphabetical-index-mark-end text:id="IMark143584644"/> SET_STATE_MANAGER =</text:p>
      <text:p text:style-name="P2"><text:tab/><text:tab/>"<text:alphabetical-index-mark-start text:id="IMark143584644" text:main-entry="true"/>setStateManager<text:alphabetical-index-mark-end text:id="IMark143584644"/>";</text:p>
      <text:p text:style-name="P2">}</text:p>
      <text:p text:style-name="P1">Use of <text:alphabetical-index-mark-start text:id="IMark143584644" text:main-entry="true"/><text:span text:style-name="T1">JDOPermission</text:span><text:alphabetical-index-mark-end text:id="IMark143584644"/> allows the security manager to restrict potentially malicious classes from accessing information contained in instances of <text:span text:style-name="T1">PersistenceCapable</text:span>.</text:p>
      <text:p text:style-name="P1">A sample policy file entry granting code from the <text:span text:style-name="T1">/home/jdoImpl</text:span> directory permission to get metadata, manage <text:span text:style-name="T1">PersistenceCapable</text:span> instances, and close PersistenceManagerFactory instances is </text:p>
      <text:p text:style-name="P2">grant codeBase "file:/home/jdoImpl/" {</text:p>
      <text:p text:style-name="P2"><text:tab/>permission javax.jdo.spi.<text:alphabetical-index-mark-start text:id="IMark142689024" text:main-entry="true"/>JDOPermission<text:alphabetical-index-mark-end text:id="IMark142689024"/> "<text:alphabetical-index-mark-start text:id="IMark143584644" text:main-entry="true"/>getMetadata<text:alphabetical-index-mark-end text:id="IMark143584644"/>";</text:p>
      <text:p text:style-name="P2"><text:tab/>permission javax.jdo.spi.<text:alphabetical-index-mark-start text:id="IMark143584644" text:main-entry="true"/>JDOPermission<text:alphabetical-index-mark-end text:id="IMark143584644"/> "<text:alphabetical-index-mark-start text:id="IMark142689024" text:main-entry="true"/>setStateManager<text:alphabetical-index-mark-end text:id="IMark142689024"/>";</text:p>
      <text:p text:style-name="P2"><text:tab/>permission javax.jdo.spi.<text:alphabetical-index-mark-start text:id="IMark142689024" text:main-entry="true"/>JDOPermission<text:alphabetical-index-mark-end text:id="IMark142689024"/></text:p>
      <text:p text:style-name="P2"><text:tab/><text:tab/>"<text:alphabetical-index-mark-start text:id="IMark142689024" text:main-entry="true"/>closePersistenceManagerFactory<text:alphabetical-index-mark-end text:id="IMark142689024"/>";</text:p>
      <text:p text:style-name="P2"><text:tab/>permission javax.jdo.spi.<text:alphabetical-index-mark-start text:id="IMark142689024" text:main-entry="true"/>JDOPermission<text:alphabetical-index-mark-end text:id="IMark142689024"/> "<text:alphabetical-index-mark-start text:id="IMark143584644" text:main-entry="true"/>manageMetadata<text:alphabetical-index-mark-end text:id="IMark143584644"/>";</text:p>
      <text:p text:style-name="P2">}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5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2-06-24T16:06:22.59</meta:creation-date>
    <meta:editing-duration>PT5M35S</meta:editing-duration>
    <meta:generator>OpenOffice.org/3.4$Win32 OpenOffice.org_project/340m1$Build-9590</meta:generator>
    <dc:title>JDO_Chapter</dc:title>
    <dc:date>2012-08-23T20:39:20.25</dc:date>
    <meta:document-statistic meta:table-count="0" meta:image-count="1" meta:object-count="0" meta:page-count="2" meta:paragraph-count="31" meta:word-count="322" meta:character-count="27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